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acd5a" officeooo:paragraph-rsid="000acd5a"/>
    </style:style>
    <style:style style:name="P2" style:family="paragraph" style:parent-style-name="Table_20_Contents">
      <style:text-properties officeooo:rsid="000d4a92" officeooo:paragraph-rsid="000d4a92"/>
    </style:style>
    <style:style style:name="P3" style:family="paragraph" style:parent-style-name="Standard">
      <style:text-properties fo:font-weight="bold" officeooo:rsid="000acd5a" officeooo:paragraph-rsid="000acd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<text:span text:style-name="T1">text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wor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amás Zolnai</meta:initial-creator>
    <meta:creation-date>2020-01-14T16:11:26.353640498</meta:creation-date>
    <meta:generator>Collabora_OfficeDev/6.4.10.2$Linux_X86_64 LibreOffice_project/977872353475dbe44b126cdf963fd6ff5cfe6734</meta:generator>
    <dc:date>2020-08-11T12:53:57.101556866</dc:date>
    <meta:editing-duration>PT1M32S</meta:editing-duration>
    <meta:editing-cycles>8</meta:editing-cycles>
    <meta:document-statistic meta:table-count="1" meta:image-count="0" meta:object-count="0" meta:page-count="1" meta:paragraph-count="2" meta:word-count="3" meta:character-count="13" meta:non-whitespace-character-count="12"/>
  </office:meta>
</office:document-meta>
</file>